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6f822" officeooo:paragraph-rsid="0006f822" style:font-weight-asian="bold" style:font-weight-complex="bold"/>
    </style:style>
    <style:style style:name="P2" style:family="paragraph" style:parent-style-name="Standard">
      <style:text-properties style:font-name="Arial" fo:font-weight="bold" officeooo:rsid="0006f822" officeooo:paragraph-rsid="000bf8dd" style:font-weight-asian="bold" style:font-weight-complex="bold"/>
    </style:style>
    <style:style style:name="P3" style:family="paragraph" style:parent-style-name="Standard">
      <style:text-properties style:font-name="Arial" officeooo:rsid="0006f822" officeooo:paragraph-rsid="0006f822"/>
    </style:style>
    <style:style style:name="P4" style:family="paragraph" style:parent-style-name="Standard">
      <style:text-properties style:font-name="Arial" officeooo:rsid="0006f822" officeooo:paragraph-rsid="0008c06b"/>
    </style:style>
    <style:style style:name="P5" style:family="paragraph" style:parent-style-name="Standard">
      <style:text-properties style:font-name="Arial" officeooo:rsid="0006f822" officeooo:paragraph-rsid="000a690e"/>
    </style:style>
    <style:style style:name="P6" style:family="paragraph" style:parent-style-name="Standard">
      <style:text-properties style:font-name="Arial" officeooo:rsid="0006f822" officeooo:paragraph-rsid="000bf8dd"/>
    </style:style>
    <style:style style:name="P7" style:family="paragraph" style:parent-style-name="Standard">
      <style:text-properties style:font-name="Arial" officeooo:rsid="0008c06b" officeooo:paragraph-rsid="0008c06b"/>
    </style:style>
    <style:style style:name="P8" style:family="paragraph" style:parent-style-name="Standard">
      <style:text-properties style:font-name="Arial" officeooo:rsid="000a690e" officeooo:paragraph-rsid="000a690e"/>
    </style:style>
    <style:style style:name="P9" style:family="paragraph" style:parent-style-name="Standard">
      <style:text-properties style:font-name="Arial" officeooo:rsid="000bf8dd" officeooo:paragraph-rsid="000bf8dd"/>
    </style:style>
    <style:style style:name="P10" style:family="paragraph" style:parent-style-name="Standard">
      <style:text-properties style:font-name="Arial" fo:font-weight="normal" officeooo:rsid="0006f822" officeooo:paragraph-rsid="000bf8dd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06f822" officeooo:paragraph-rsid="000d2505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06f822" officeooo:paragraph-rsid="000d3aef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0d2505" officeooo:paragraph-rsid="000d2505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0d3aef" officeooo:paragraph-rsid="000d3aef" style:font-weight-asian="normal" style:font-weight-complex="normal"/>
    </style:style>
    <style:style style:name="T1" style:family="text">
      <style:text-properties officeooo:rsid="0008c06b"/>
    </style:style>
    <style:style style:name="T2" style:family="text">
      <style:text-properties officeooo:rsid="000a690e"/>
    </style:style>
    <style:style style:name="T3" style:family="text">
      <style:text-properties officeooo:rsid="000bf8dd"/>
    </style:style>
    <style:style style:name="T4" style:family="text">
      <style:text-properties officeooo:rsid="000d2505"/>
    </style:style>
    <style:style style:name="T5" style:family="text">
      <style:text-properties officeooo:rsid="000d3a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y con SELECT</text:p>
      <text:p text:style-name="P1"/>
      <text:p text:style-name="P3">1. Selezionare tutti gli studenti nati nel 1990 (160)</text:p>
      <text:p text:style-name="P3"><text:tab/>SELECT `date_of_birth`</text:p>
      <text:p text:style-name="P3"><text:tab/>FROM `students`</text:p>
      <text:p text:style-name="P3"><text:tab/>WHERE `date_of_birth` BETWEEN '1990-01-01' AND '1990-12-31';</text:p>
      <text:p text:style-name="P3"/>
      <text:p text:style-name="P3">2. Selezionare tutti i corsi che valgono più di 10 crediti (479)</text:p>
      <text:p text:style-name="P3"><text:tab/>SELECT `cfu` </text:p>
      <text:p text:style-name="P3"><text:tab/>FROM `courses` </text:p>
      <text:p text:style-name="P3"><text:tab/>WHERE `cfu` &gt; '10';</text:p>
      <text:p text:style-name="P3"/>
      <text:p text:style-name="P3">3. Selezionare tutti gli studenti che hanno più di 30 anni</text:p>
      <text:p text:style-name="P4"><text:tab/><text:span text:style-name="T1">SELECT `date_of_birth` </text:span></text:p>
      <text:p text:style-name="P7"><text:tab/>FROM `students` </text:p>
      <text:p text:style-name="P7"><text:tab/>WHERE `date_of_birth` &lt;= '1991-12-31';</text:p>
      <text:p text:style-name="P3"/>
      <text:p text:style-name="P3">4. Selezionare tutti i corsi del primo semestre del primo anno di un qualsiasi corso di laurea (286)</text:p>
      <text:p text:style-name="P5"><text:tab/><text:span text:style-name="T2">SELECT *</text:span></text:p>
      <text:p text:style-name="P8"><text:tab/>FROM `courses`</text:p>
      <text:p text:style-name="P8"><text:tab/>WHERE `period` = 'I semestre' AND `year` = '1';</text:p>
      <text:p text:style-name="P3"/>
      <text:p text:style-name="P3">5. Selezionare tutti gli appelli d'esame che avvengono nel pomeriggio (dopo le 14) del 20/06/2020 (21)</text:p>
      <text:p text:style-name="P5"><text:tab/><text:span text:style-name="T2">SELECT *</text:span></text:p>
      <text:p text:style-name="P8"><text:tab/>FROM `exams`</text:p>
      <text:p text:style-name="P8"><text:tab/>WHERE `hour` &gt;= '14%'</text:p>
      <text:p text:style-name="P8"><text:tab/>AND `date` = '2020-06-20';</text:p>
      <text:p text:style-name="P3"/>
      <text:p text:style-name="P3">6. Selezionare tutti i corsi di laurea magistrale (38)</text:p>
      <text:p text:style-name="P6"><text:tab/><text:span text:style-name="T3">SELECT * </text:span></text:p>
      <text:p text:style-name="P9"><text:tab/>FROM `degrees`</text:p>
      <text:p text:style-name="P9"><text:tab/>WHERE `level` = 'magistrale';</text:p>
      <text:p text:style-name="P3"/>
      <text:p text:style-name="P3">7. Da quanti dipartimenti è composta l'università? (12)</text:p>
      <text:p text:style-name="P6"><text:tab/><text:span text:style-name="T3">SELECT COUNT(*)AS 'numero_dipartimenti'</text:span></text:p>
      <text:p text:style-name="P9"><text:tab/>FROM `departments`;</text:p>
      <text:p text:style-name="P3"/>
      <text:p text:style-name="P3">8. Quanti sono gli insegnanti che non hanno un numero di telefono? (50)</text:p>
      <text:p text:style-name="P6"><text:tab/><text:span text:style-name="T3">SELECT COUNT(*) AS 'n_insegnanti_senza_phone'</text:span></text:p>
      <text:p text:style-name="P9"><text:tab/>FROM `teachers`</text:p>
      <text:p text:style-name="P9"><text:tab/>WHERE `phone` IS NULL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oft-page-break/>Query con <text:span text:style-name="T3">GLOUP BY</text:span></text:p>
      <text:p text:style-name="P2"/>
      <text:p text:style-name="P10">1. Contare quanti iscritti ci sono stati ogni anno</text:p>
      <text:p text:style-name="P11"><text:tab/><text:span text:style-name="T4">SELECT COUNT(*) AS `numero_iscritti`, YEAR(`enrolment_date`) AS `anno`</text:span></text:p>
      <text:p text:style-name="P13"><text:tab/>FROM `students` </text:p>
      <text:p text:style-name="P13"><text:tab/>GROUP BY `anno`;</text:p>
      <text:p text:style-name="P10"/>
      <text:p text:style-name="P10">2. Contare gli insegnanti che hanno l'ufficio nello stesso edificio</text:p>
      <text:p text:style-name="P11"><text:tab/><text:span text:style-name="T4">SELECT COUNT(*) AS `numero_insegnanti`, `office_address` AS `edificio`</text:span></text:p>
      <text:p text:style-name="P13"><text:tab/>FROM `teachers` </text:p>
      <text:p text:style-name="P13"><text:tab/>GROUP BY `edificio`;</text:p>
      <text:p text:style-name="P10"/>
      <text:p text:style-name="P10">3. Calcolare la media dei voti di ogni appello d'esame</text:p>
      <text:p text:style-name="P12"><text:tab/><text:span text:style-name="T5">SELECT AVG(`vote`) AS `media_voti`, `exam_id` AS `esame` </text:span></text:p>
      <text:p text:style-name="P14"><text:tab/>FROM `exam_student` </text:p>
      <text:p text:style-name="P14"><text:tab/>GROUP BY `exam_id`;</text:p>
      <text:p text:style-name="P10"/>
      <text:p text:style-name="P10">4. Contare quanti corsi di laurea ci sono per ogni dipartimento</text:p>
      <text:p text:style-name="P12"><text:tab/><text:span text:style-name="T5">SELECT COUNT(*) AS `n_corsi`, `department_id` AS `dipartimento`</text:span></text:p>
      <text:p text:style-name="P14"><text:tab/>FROM `degrees` </text:p>
      <text:p text:style-name="P14"><text:tab/>GROUP BY `dipartimento`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8:53:22.277000000</meta:creation-date>
    <dc:date>2022-01-12T19:50:51.395000000</dc:date>
    <meta:editing-duration>PT6M30S</meta:editing-duration>
    <meta:editing-cycles>1</meta:editing-cycles>
    <meta:document-statistic meta:table-count="0" meta:image-count="0" meta:object-count="0" meta:page-count="2" meta:paragraph-count="50" meta:word-count="265" meta:character-count="1816" meta:non-whitespace-character-count="1555"/>
    <meta:generator>LibreOffice/5.1.5.2$Windows_x86 LibreOffice_project/7a864d8825610a8c07cfc3bc01dd4fce6a9447e5</meta:generator>
  </office:meta>
</office:document-meta>
</file>